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3-05-08_08-09-54_000.jpg</text:p>
          </table:table-cell>
          <table:table-cell table:style-name="ce26" office:value-type="string">
            <text:p><text:s/>:m :PHOTO 起きた時刻 / 2023 / other=実際の時刻：３０分ぐらい前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 :m :PHOTO 起きた時刻 / 2023 / other=実際の時刻：３０分ぐらい前 ">
            <text:p><text:s/>:m :PHOTO 起きた時刻 / 2023 / other=実際の時刻：３０分ぐらい前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5-08_02-03-56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5-07_21-13-3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5-08_13-16-5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3-05-08_07-50-2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5-07_23-35-06_000.jpg</text:p>
          </table:table-cell>
          <table:table-cell table:style-name="ce26" office:value-type="string">
            <text:p>:m #*# RES / JVEMV6 64#281_1_isayah / 「イザヤ書」 著者=~,校注=~ / p.1070 / w=アラム；アハズ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81_1_isayah / 「イザヤ書」 著者=~,校注=~ / p.1070 / w=アラム；アハズ,topic=~,publisher=~,other=~">
            <text:p>:m #*# RES / JVEMV6 64#281_1_isayah / 「イザヤ書」 著者=~,校注=~ / p.1070 / w=アラム；アハズ,topic=~,publishe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5-08_12-27-03_000.jpg</text:p>
          </table:table-cell>
          <table:table-cell table:style-name="ce26" office:value-type="string">
            <text:p>:m 1*1 RES / JVEMV6 64#238_maeno / 『微粒子から探る物性七変化』 著者=前野昌弘,校注=~ / p.156 / w=,topic=物性：界面活性剤,publisher=~,other=memo+:レシチン；memo+:コリン；memo+:リン酸エステル；memo+:アルコール、酸化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1 RES / JVEMV6 64#238_maeno / 『微粒子から探る物性七変化』 著者=前野昌弘,校注=~ / p.156 / w=,topic=物性：界面活性剤,publisher=~,other=memo+:レシチン；memo+:コリン；memo+:リン酸エステル；memo+:アルコール、酸化；">
            <text:p>:m 1*1 RES / JVEMV6 64#238_maeno / 『微粒子から探る物性七変化』 著者=前野昌弘,校注=~ / p.156 / w=,topic=物性：界面活性剤,publisher=~,other=memo+:レシチン；memo+:コリン；memo+:リン酸エステル；memo+:アルコール、酸化；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5-08_14-24-33_000.jpg</text:p>
          </table:table-cell>
          <table:table-cell table:style-name="ce26" office:value-type="string">
            <text:p>:m #*# RES / free# S87DP9 記事読み / id~browser~media=WGYR~yan~ptv / theme=パレスチナ；UNRWA;食料支援、停止,content=~,w=~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7" office:value-type="string">
            <text:p>2023-05-08_17-26-14_000.jpg</text:p>
          </table:table-cell>
          <table:table-cell table:style-name="ce26" office:value-type="string">
            <text:p>:m 1*1 RES / JVEMV6 64#238_maeno / 『微粒子から探る物性七変化』 著者=前野昌弘,校注=~ / p.158 / w=（オレイン酸石鹸＋カルシウム）,topic=物性：界面活性剤,publisher=~,other=memo+:高級アルコール；memo+:セタノール；memo+:高級脂肪酸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1 RES / JVEMV6 64#238_maeno / 『微粒子から探る物性七変化』 著者=前野昌弘,校注=~ / p.158 / w=（オレイン酸石鹸＋カルシウム）,topic=物性：界面活性剤,publisher=~,other=memo+:高級アルコール；memo+:セタノール；memo+:高級脂肪酸">
            <text:p>:m 1*1 RES / JVEMV6 64#238_maeno / 『微粒子から探る物性七変化』 著者=前野昌弘,校注=~ / p.158 / w=（オレイン酸石鹸＋カルシウム）,topic=物性：界面活性剤,publisher=~,other=memo+:高級アルコール；memo+:セタノール；memo+:高級脂肪酸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5-07_18-45-07_000.mp4</text:p>
          </table:table-cell>
          <table:table-cell table:style-name="ce26" office:value-type="string">
            <text:p>:VIDEO / @自室 / 記録 / jap.flute / 演奏、play / R=2 / genre=melody:for-practice,session=hour-18,memo=+,file-piece-id=~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2 / genre=melody:for-practice,session=hour-18,memo=+,file-piece-id=~,other= / follow+">
            <text:p>:VIDEO / @自室 / 記録 / jap.flute / 演奏、play / R=2 / genre=melody:for-practice,session=hour-18,memo=+,file-piece-id=~,other=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2023/05/08</text:date>, <text:time>19:1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8T19:15:02.75</dc:date>
    <dc:creator>iwabuchi ken</dc:creator>
    <meta:editing-duration>P56DT7H29M9S</meta:editing-duration>
    <meta:editing-cycles>18437</meta:editing-cycles>
    <meta:document-statistic meta:table-count="2" meta:cell-count="921" meta:object-count="0"/>
    <meta:user-defined meta:name="qrichtext">1</meta:user-defined>
  </office:meta>
</office:document-meta>
</file>